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article-views-i/" text:style-name="Internet_20_link" text:visited-style-name="Visited_20_Internet_20_Link"><text:span text:style-name="T1">1148. Article Views I</text:span></text:a></text:p>
      <text:section text:style-name="Sect1" text:name="headlessui-popover-button-:rb:">
        <text:p text:style-name="Standard"/>
      </text:section>
      <text:p text:style-name="P4">Easy</text:p>
      <text:p text:style-name="P4">776</text:p>
      <text:p text:style-name="P4">42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View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article_id <text:s text:c="3"/>| int <text:s text:c="4"/>|</text:p>
      <text:p text:style-name="P2">| author_id <text:s text:c="4"/>| int <text:s text:c="4"/>|</text:p>
      <text:p text:style-name="P2">| viewer_id <text:s text:c="4"/>| int <text:s text:c="4"/>|</text:p>
      <text:p text:style-name="P2">| view_date <text:s text:c="4"/>| date <text:s text:c="3"/>|</text:p>
      <text:p text:style-name="P2">+---------------+---------+</text:p>
      <text:p text:style-name="P2">There is no primary key (column with unique values) for this table, the table may have duplicate rows.</text:p>
      <text:p text:style-name="P2">Each row of this table indicates that some viewer viewed an article (written by some author) on some date. </text:p>
      <text:p text:style-name="P1">Note that equal author_id and viewer_id indicate the same person.</text:p>
      <text:p text:style-name="P6"> </text:p>
      <text:p text:style-name="P6">Write a solution to find all the authors that viewed at least one of their own articles.</text:p>
      <text:p text:style-name="P7"><text:span text:style-name="T1">Return the result table sorted by </text:span><text:span text:style-name="Source_20_Text"><text:span text:style-name="T2">id</text:span></text:span><text:span text:style-name="T1"> in ascending order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Views table:</text:p>
      <text:p text:style-name="P2">+------------+-----------+-----------+------------+</text:p>
      <text:p text:style-name="P2">| article_id | author_id | viewer_id | view_date <text:s/>|</text:p>
      <text:p text:style-name="P2">+------------+-----------+-----------+------------+</text:p>
      <text:p text:style-name="P2">| 1 <text:s text:c="9"/>| 3 <text:s text:c="8"/>| 5 <text:s text:c="8"/>| 2019-08-01 |</text:p>
      <text:p text:style-name="P2">| 1 <text:s text:c="9"/>| 3 <text:s text:c="8"/>| 6 <text:s text:c="8"/>| 2019-08-02 |</text:p>
      <text:p text:style-name="P2">| 2 <text:s text:c="9"/>| 7 <text:s text:c="8"/>| 7 <text:s text:c="8"/>| 2019-08-01 |</text:p>
      <text:p text:style-name="P2">| 2 <text:s text:c="9"/>| 7 <text:s text:c="8"/>| 6 <text:s text:c="8"/>| 2019-08-02 |</text:p>
      <text:p text:style-name="P2">| 4 <text:s text:c="9"/>| 7 <text:s text:c="8"/>| 1 <text:s text:c="8"/>| 2019-07-22 |</text:p>
      <text:p text:style-name="P2">| 3 <text:s text:c="9"/>| 4 <text:s text:c="8"/>| 4 <text:s text:c="8"/>| 2019-07-21 |</text:p>
      <text:p text:style-name="P2">| 3 <text:s text:c="9"/>| 4 <text:s text:c="8"/>| 4 <text:s text:c="8"/>| 2019-07-21 |</text:p>
      <text:p text:style-name="P2">+------------+-----------+-----------+------------+</text:p>
      <text:p text:style-name="P3"><text:span text:style-name="Strong_20_Emphasis"><text:span text:style-name="T1">Output:</text:span></text:span><text:span text:style-name="T1"> </text:span></text:p>
      <text:p text:style-name="P2"><text:soft-page-break/>+------+</text:p>
      <text:p text:style-name="P2">| id <text:s text:c="2"/>|</text:p>
      <text:p text:style-name="P2">+------+</text:p>
      <text:p text:style-name="P2">| 4 <text:s text:c="3"/>|</text:p>
      <text:p text:style-name="P2">| 7 <text:s text:c="3"/>|</text:p>
      <text:p text:style-name="P1">+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11:53:17.304000000</dc:date>
    <meta:editing-duration>PT15S</meta:editing-duration>
    <meta:editing-cycles>1</meta:editing-cycles>
    <meta:document-statistic meta:table-count="0" meta:image-count="0" meta:object-count="0" meta:page-count="2" meta:paragraph-count="45" meta:word-count="239" meta:character-count="1402" meta:non-whitespace-character-count="1003"/>
    <meta:generator>LibreOffice/7.2.2.2$Windows_X86_64 LibreOffice_project/02b2acce88a210515b4a5bb2e46cbfb63fe97d56</meta:generator>
  </office:meta>
</office:document-meta>
</file>